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roman" style:font-pitch="variable"/>
    <style:font-face style:name="ISOCPEUR" svg:font-family="ISOCPEU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text-align="center" style:justify-single-word="false" style:page-number="2"/>
      <style:text-properties fo:language="ru" fo:country="RU" officeooo:rsid="00188d80" officeooo:paragraph-rsid="0020ee97"/>
    </style:style>
    <style:style style:name="T1" style:family="text">
      <style:text-properties fo:language="en" fo:country="US" officeooo:rsid="0018e2d0"/>
    </style:style>
    <style:style style:name="T2" style:family="text">
      <style:text-properties fo:language="en" fo:country="US" officeooo:rsid="0021275b"/>
    </style:style>
    <style:style style:name="T3" style:family="text">
      <style:text-properties style:text-underline-style="none"/>
    </style:style>
    <style:style style:name="T4" style:family="text">
      <style:text-properties style:font-name="Trebuchet MS" fo:language="en" fo:country="US" officeooo:rsid="0018e2d0"/>
    </style:style>
    <style:style style:name="T5" style:family="text">
      <style:text-properties style:font-name="Trebuchet MS" fo:language="en" fo:country="US" officeooo:rsid="0021275b"/>
    </style:style>
    <style:style style:name="T6" style:family="text">
      <style:text-properties style:font-name="Trebuchet MS"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4"/><text:span text:style-name="T5"/><text:span text:style-name="T6"/><text:span text:style-name="T5"/><text:span text:style-name="T4"/><text:span text:style-name="T1">Замена</text:span>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text:span text:style-name="T3">Текс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roman" style:font-pitch="variable"/>
    <style:font-face style:name="ISOCPEUR" svg:font-family="ISOCPEU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Штампы" style:family="paragraph" style:default-outline-level="">
      <style:paragraph-properties fo:margin-left="0.049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Штампы_20_Знак" style:display-name="Штампы Знак" style:family="text" style:parent-style-name="Default_20_Paragraph_20_Font"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/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</meta:editing-cycles>
    <meta:creation-date>2014-02-04T04:14:00</meta:creation-date>
    <dc:date>2017-05-26T15:33:57.162000000</dc:date>
    <meta:editing-duration>PT40M20S</meta:editing-duration>
    <meta:generator>LibreOffice/5.3.0.3$Windows_X86_64 LibreOffice_project/7074905676c47b82bbcfbea1aeefc84afe1c50e1</meta:generator>
    <meta:document-statistic meta:table-count="0" meta:image-count="0" meta:object-count="0" meta:page-count="1" meta:paragraph-count="3" meta:word-count="86" meta:character-count="510" meta:non-whitespace-character-count="426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